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12 00:20   |   <text:a xlink:type="simple" xlink:href="http://palinfo.habago.org/Entry?Command=Information_PrintForum&amp;iPage=15&amp;sType=FORUM#FORUM37448"><text:span text:style-name="T2">#</text:span></text:a></text:p>
      <text:p text:style-name="P2">卡韓政變<text:span text:style-name="T3">(38)</text:span>：人渣黨只有兩種人<text:span text:style-name="T3"> <text:line-break/><text:line-break/></text:span>陳真<text:span text:style-name="T3"><text:s/>2019. 05. 11. <text:line-break/><text:line-break/><text:line-break/></text:span>韓國瑜之深得民心<text:span text:style-name="T3"><text:s/>(</text:span>至少是深得我心<text:span text:style-name="T3">)</text:span>，不是因為他知識淵博或口才伶俐。事實上，他並不淵博，更不伶俐。他之得人心，無非正是因為他的心之赤忱。心雖然看不見，但敏感的人自然就能感受到。台灣政壇，自古至今，幾乎都是私心盤算，極少有著像陳定南、韓國瑜或林義雄這樣的無私君子。記憶所及，大約是<text:span text:style-name="T3">1977</text:span>年或更早，我念國中時，林義雄以第一高票選上省議員，他當時曾說了一句話，讓年少的我十分感動。我到現在都還記得那句話。他說，<text:span text:style-name="T3">"</text:span>選民把他們的心交給我，我也要把我的心交給他們<text:span text:style-name="T3">"</text:span>。<text:span text:style-name="T3"> <text:line-break/><text:line-break/></text:span>相較於韓國瑜，你看那些綠營政客，嘴臉卻一個比一個醜陋下流。如果你稍微關心一下政治實際運作，你會發現，比方說高雄市議會，以至今仍逍遙法外的特大號貪污洗錢犯陳致中為首的一大批綠營議員，那樣一種表現，那樣一種把政壇當舞台、把議場當秀場的諸多荒腔走板行徑，你難道不會納悶，究竟是什麼樣的一種選民，竟然會選出這樣一些極低素質、私心敗壞的政治人物？他們可曾絲毫用心在他們的職務上？他們心裏可曾有過一秒鐘淑世利他的念頭？統統沒有。他們只是藉著各種表演作秀栽贓抹黑造謠歪曲渲染乃至自導自演等手段來打擊<text:span text:style-name="T3"><text:s/>"</text:span>敵人<text:span text:style-name="T3">"</text:span>，藉以騙取選票。<text:span text:style-name="T3"> <text:line-break/><text:line-break/></text:span>我並不想談理論，但是所謂民主選舉制，如果沒有良好的政經結構與社會制度及文化素質配合，不過就是群魔亂舞，進行社會的反淘汰，讓一群德性操守其實都遠低於一般人的人渣出頭，成為民代與首長。所謂神聖選舉，選來選去，不是選這個混蛋，就是選那個王八蛋，然後眼睜睜看著他們為了私利，上下其手，為所欲為。<text:span text:style-name="T3"> <text:line-break/><text:line-break/></text:span>最不可思議的是，台灣許多選民偏偏就是吃這一套政治詐術，在某種政治操弄下<text:span text:style-name="T3"><text:s/>(</text:span>比方說仇中反華<text:span text:style-name="T3">)</text:span>，越是擅於操弄者就越吃香，阿扁就是一例，扁家的<text:span text:style-name="T3"><text:s/>"</text:span>政治子孫們<text:span text:style-name="T3">" </text:span>更是四處繁衍，遍及整個民進黨及其外圍組織或尾巴黨，個個行事作風極其類似，而且不斷青出於藍。<text:span text:style-name="T3"> <text:line-break/><text:line-break/></text:span>這兩天各媒體有個新聞，人渣自由時報標題是這麼寫的：<text:span text:style-name="T3"> <text:line-break/><text:line-break/>"</text:span>抓到了！辱罵綠議員「一群貪汙共犯」，一韓粉於基隆落網<text:span text:style-name="T3">"</text:span>。<text:span text:style-name="T3"> <text:line-break/><text:line-break/></text:span>真是<text:span text:style-name="T3">x</text:span>它媽的有夠可恥！什麼<text:span text:style-name="T3"><text:s/>"</text:span>落網<text:span text:style-name="T3">"</text:span>？什麼叫做<text:span text:style-name="T3"><text:s/>"</text:span>抓到了<text:span text:style-name="T3">"</text:span>？他媽的講實話也有罪？這些人渣黨的議員若不是<text:span text:style-name="T3"><text:s/>"</text:span>一群貪污共犯<text:span text:style-name="T3">"</text:span>，難道他們就是貪污正犯？人渣黨只有兩種人，一種是貪污犯，一種是與之為伍的貪污共犯。<text:span text:style-name="T3"> <text:line-break/><text:line-break/></text:span>這新聞是這樣：<text:span text:style-name="T3"> <text:line-break/><text:line-break/></text:span>有位人渣黨的高雄市議員叫黃文益，臉書上被人留言辱罵是<text:span text:style-name="T3"><text:s/>"</text:span>一群貪污共犯<text:span text:style-name="T3">"</text:span>。這位黃啥咪議員立即報警，想不到警方的辦案速度竟如此神速，竟然馬上就遠在北台灣基隆逮捕了留言者。然而，人渣黨的貪污犯、陳菊的機要祕書心腹愛將趙嘉寶，因為貪污被通緝，三審定讞，卻公然逍遙法外長達五年，照樣吃喝玩樂，四處招搖，竟然沒有人敢抓他，直到最近韓國瑜上任才逮捕歸案。<text:span text:style-name="T3"> <text:line-break/><text:line-break/></text:span>黃文益議員召警抓人這事，可分成三方面來看：<text:span text:style-name="T3"> <text:line-break/><text:line-break/></text:span>首先，這位人渣黨的黃議員，如果覺得受辱，那他當然可以控告。但是，警察憑什麼抓人呢？留言者到底算不算侮辱，並不是這位黃議員說了算，警察畢竟不該是政客的鷹犬，不該聽命於政客，想抓誰就抓誰。<text:span text:style-name="T3"> <text:line-break/><text:line-break/></text:span>其次，如果這樣就要抓人，那麼，人渣黨及其粉絲與走狗們長年以來的無數犯行，完全是億萬倍以上的嚴重程度，根本就是無法無天，罄竹難書。若依照這樣的犯行比例，豈不是應該要統統一網打盡，打入監牢，全部關到老死？<text:span text:style-name="T3"> <text:line-break/><text:line-break/></text:span>再者，指稱這些無恥政客是<text:span text:style-name="T3"><text:s/>"</text:span>一群貪污共犯<text:span text:style-name="T3">"</text:span>，請問有哪一點冤枉了他們？所謂共犯有兩種解釋，一種是法律上實際參與貪污案，其次是指的在道德上與貪污敗德之人同流合污，沆瀣一氣。從上下文來看，既然是<text:span text:style-name="T3"><text:s/>"</text:span>一群<text:span text:style-name="T3">"</text:span>，指的應該就是後者，一種道德上的共犯結構。這樣一種指控，請問哪一點冤枉了人渣黨的這些議員們？<text:span text:style-name="T3"> <text:line-break/><text:line-break/></text:span>舉個例，高雄市議會現在的綠營議員，幾乎什麼事都不用幹，每天就是成群結隊想盡辦法抹黑鬥臭韓國瑜。比方說前些天，人渣黨黨團幹事長、貪污洗錢犯陳致中帶頭召開記者會，竟然抹黑韓國瑜不清廉，說他搞什麼<text:span text:style-name="T3"><text:s/>"</text:span>家族裙帶政治<text:span text:style-name="T3">"</text:span>。很可笑不是嗎？韓若不清廉，還能活到現在嗎？而且，還有比陳致中及他老爸陳水扁老媽吳淑珍更加貪污的政治家族嗎？<text:span text:style-name="T3"> <text:line-break/><text:line-break/></text:span>該記者會由陳致中帶頭，另外還有黨團書記長林智鴻和黃文益及鄭孟洳等同黨議員一同領銜演出。如果這不叫做<text:span text:style-name="T3"><text:s/>"</text:span>一群貪污共犯<text:span text:style-name="T3">"</text:span>，什麼叫<text:span text:style-name="T3"><text:s/>"</text:span>一群貪污共犯<text:span text:style-name="T3">"</text:span>？並不是說一個人貪污之後你就不能跟他成為朋友或同事，而是說，這群共犯事實上不但長年以來包庇陳致中及扁珍一家人的貪污，甚且歌頌之讚美之，甚至在一些什麼<text:span text:style-name="T3"><text:s/>"</text:span>向阿扁致敬的音樂會<text:span text:style-name="T3">" </text:span>之類的場合，或是阿扁的什麼簽書會上，整個人渣黨由陳菊帶頭，把阿扁捧成<text:span text:style-name="T3"><text:s/>"</text:span>台灣人的英雄<text:span text:style-name="T3">"</text:span>。<text:span text:style-name="T3"> <text:line-break/><text:line-break/></text:span>事實上，若要特赦阿扁，連我也不反對。但是，貪污就是貪污，洗錢就是洗錢，犯罪就是犯罪，包括吳淑珍和陳致中及其太太黃睿靖和女婿及親家等等，全是貪污罪犯，但陳致中和吳淑珍卻至今完全逍遙法外。我能理解扁珍之不滿，因為就如吳淑珍及女兒陳幸妤所經常公開指控：<text:span text:style-name="T3">"</text:span>民進黨哪個人沒有拿到阿扁的錢？<text:span text:style-name="T3">" </text:span>吳淑珍更是指證歷歷如何用麻布袋裝錢，大家就地分贓，並且威脅要抖出更多黑幕。這樣一個黨，難道還不叫做<text:span text:style-name="T3"><text:s/>"</text:span>一群貪污共犯<text:span text:style-name="T3">"</text:span>？只不過說他們一句實話，就要抓人入獄？真是有夠可恥。<text:span text:style-name="T3"> <text:line-break/><text:line-break/></text:span>高雄地區之中，挺扁挺得最誇張的政治人物就是鄭新助，擔任過民進黨多屆中央評委、國大代表及行政院顧問等等要職，並多次當選高雄市議員，他自己就曾因為在選舉中貪污受賄五百萬元而遭到民進黨開除黨籍。不過，他並沒有淡出政壇。他有個政治傳人，就是他的孫女，叫做鄭孟洳，<text:span text:style-name="T3"><text:s/>"</text:span>太陽花運動<text:span text:style-name="T3">" </text:span>的成員之一，同時也是和陳致中及黃文益等人這回一起召開抹黑韓國瑜之記者會的其中一位現任議員。她說，她之參與政治及參與太陽花運動，就是要<text:span text:style-name="T3"><text:s/>"</text:span>承襲阿公<text:span text:style-name="T3"><text:s/>(</text:span>鄭新助<text:span text:style-name="T3">) </text:span>的精神<text:span text:style-name="T3">"</text:span>，<text:span text:style-name="T3">"</text:span>追求公平正義<text:span text:style-name="T3">"</text:span>。不知道各位聽了有何感想？<text:span text:style-name="T3"> <text:line-break/><text:line-break/></text:span>另外，目前抹黑韓國瑜的人渣黨帶頭議員之中，還有一位叫康裕成，是前高雄市議會議長，也是挺扁大將。請問，如果這不叫做一群貪污共犯，難道要說一群貪污正犯？<text:span text:style-name="T3"> <text:line-break/><text:line-break/></text:span>我與陳菊相識三十多年，過去十分尊敬她，往日時光無數文字、書信與照片，至今都還保留著。但是，這份尊敬之心，卻早已煙消雲散。我至今依舊相信她個人的清廉，但她不折不扣就是<text:span text:style-name="T3"><text:s/>"</text:span>一群貪污共犯<text:span text:style-name="T3">" </text:span>的頭。她出賣了自己，傷害了自己所曾經因義受難的珍貴價值。我真不知道她究竟圖的是什麼？政治如果去除了最基本的廉潔與正直，還能剩下一些什麼？除了讓一群貪得無饜的政治人渣獲得世代源源不絕的暴利與權位世襲，究竟給這個悲愴的社會、痛苦的人民，帶來什麼樣的幸福與希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